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a22c" officeooo:paragraph-rsid="0010a2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board</text:p>
      <text:p text:style-name="P1">import busio</text:p>
      <text:p text:style-name="P1">import adafruit_pca9685</text:p>
      <text:p text:style-name="P1">i2c = busio.I2C(board.SCL, board.SDA)</text:p>
      <text:p text:style-name="P1">pca = adafruit_pca9685.PCA9685(i2c)</text:p>
      <text:p text:style-name="P1"/>
      <text:p text:style-name="P1">pca.frequency = 60</text:p>
      <text:p text:style-name="P1">led_channel = pca.channels[7]</text:p>
      <text:p text:style-name="P1">led_channel.duty_cycle = 40000</text:p>
      <text:p text:style-name="P1"/>
      <text:p text:style-name="P1"/>
      <text:p text:style-name="P1">import board</text:p>
      <text:p text:style-name="P1">import busio</text:p>
      <text:p text:style-name="P1">import adafruit_pca9685</text:p>
      <text:p text:style-name="P1">i2c = busio.I2C(board.SCL, board.SDA)</text:p>
      <text:p text:style-name="P1">pca = adafruit_pca9685.PCA9685(i2c)</text:p>
      <text:p text:style-name="P1"/>
      <text:p text:style-name="P1">pca.frequency = 60</text:p>
      <text:p text:style-name="P1">led_channel = pca.channels[7]</text:p>
      <text:p text:style-name="P1">led_channel.duty_cycle = 40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4:26:20.089981660</meta:creation-date>
    <dc:date>2019-02-07T14:26:38.685801968</dc:date>
    <meta:editing-duration>PT22S</meta:editing-duration>
    <meta:editing-cycles>1</meta:editing-cycles>
    <meta:document-statistic meta:table-count="0" meta:image-count="0" meta:object-count="0" meta:page-count="1" meta:paragraph-count="16" meta:word-count="44" meta:character-count="392" meta:non-whitespace-character-count="364"/>
    <meta:generator>LibreOffice/5.2.7.2$Linux_ARM_EABI LibreOffice_project/20m0$Build-2</meta:generator>
  </office:meta>
</office:document-meta>
</file>